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185c04"/>
    </style:style>
    <style:style style:name="P3" style:family="paragraph" style:parent-style-name="Standard">
      <style:text-properties officeooo:rsid="00185c04" officeooo:paragraph-rsid="0025d023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Standard">
      <style:text-properties officeooo:rsid="002dce3c" officeooo:paragraph-rsid="002dce3c"/>
    </style:style>
    <style:style style:name="P6" style:family="paragraph" style:parent-style-name="Text_20_body">
      <style:text-properties officeooo:rsid="0014eade" officeooo:paragraph-rsid="0014eade"/>
    </style:style>
    <style:style style:name="P7" style:family="paragraph" style:parent-style-name="Text_20_body">
      <style:text-properties officeooo:paragraph-rsid="001f39cc"/>
    </style:style>
    <style:style style:name="P8" style:family="paragraph" style:parent-style-name="Text_20_body">
      <style:text-properties officeooo:paragraph-rsid="0020d0ce"/>
    </style:style>
    <style:style style:name="P9" style:family="paragraph" style:parent-style-name="Text_20_body">
      <style:text-properties officeooo:paragraph-rsid="0013a852"/>
    </style:style>
    <style:style style:name="T1" style:family="text">
      <style:text-properties officeooo:rsid="0014eade"/>
    </style:style>
    <style:style style:name="T2" style:family="text">
      <style:text-properties officeooo:rsid="00158680"/>
    </style:style>
    <style:style style:name="T3" style:family="text">
      <style:text-properties officeooo:rsid="0016f461"/>
    </style:style>
    <style:style style:name="T4" style:family="text">
      <style:text-properties officeooo:rsid="001a2fd0"/>
    </style:style>
    <style:style style:name="T5" style:family="text">
      <style:text-properties officeooo:rsid="001be135"/>
    </style:style>
    <style:style style:name="T6" style:family="text">
      <style:text-properties officeooo:rsid="0020d0ce"/>
    </style:style>
    <style:style style:name="T7" style:family="text">
      <style:text-properties officeooo:rsid="0023dcc9"/>
    </style:style>
    <style:style style:name="T8" style:family="text">
      <style:text-properties officeooo:rsid="0026db2c"/>
    </style:style>
    <style:style style:name="T9" style:family="text">
      <style:text-properties officeooo:rsid="0029f780"/>
    </style:style>
    <style:style style:name="T10" style:family="text">
      <style:text-properties officeooo:rsid="002dce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Чи вважаєте Ви, що Ваш урок - це територія навичок 21 століття?</text:p>
      <text:p text:style-name="Standard"/>
      <text:p text:style-name="P2">Школа — це той важливий етап в житті людини, коли вона <text:span text:style-name="T6">росте, не тільки фізично, але й розумово, </text:span>розвивається, пізнає світ та обирає свій шлях. Кожен мріє, що у майбутньому буде займатися улюбленою справою, чимось, що надихає. То ж як саме школа, <text:span text:style-name="T5">а саме </text:span>мій урок, може допомогти учню бути тим, ким він хоче бути?</text:p>
      <text:p text:style-name="P7">Щоб учні мріяли про дійсно корисну в майбутньому роботу, <text:span text:style-name="T4">можна запропонувати</text:span> простий експеримент. <text:span text:style-name="T5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</text:span></text:p>
      <text:p text:style-name="P8"><text:span text:style-name="T6">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Text_20_body">Де ж люди виявлятимуть свої здібності? У сфері персональних послуг. <text:span text:style-name="T7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7">Все залежатиме лише від вашої креативності.</text:span></text:p>
      <text:p text:style-name="Standard"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Standard"/>
      <text:p text:style-name="P4">Займатися тим, що надихає і робить життя людей кращим — в цьому і є сенс. У Пушкіна є такі прекрасні строки з вірша Поет и толпа</text:p>
      <text:p text:style-name="P4">Не для житейского волненья,</text:p>
      <text:p text:style-name="P4">Не для користі, не для бітв,</text:p>
      <text:p text:style-name="P4">Ми рождени для вдохновенья, для звуков сладких і молітв.</text:p>
      <text:p text:style-name="P3"/>
      <text:p text:style-name="P5">Школа потрібна для того, щоб підготувати учнів саме для такого життя.</text:p>
      <text:p text:style-name="P9"><text:span text:style-name="T10">Тому на моїх уроках, на уроках інформатики учні, окрім набуття знань, займаються майнд-фітнесом.</text:span></text:p>
      <text:p text:style-name="Text_20_body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Уміння викликати за бажанням стан натхнення — теж не розкіш, а необхідність у світі, де майже всі професії стануть творчими. </text:p>
      <text:p text:style-name="P6"><text:span text:style-name="T8">Тож як виглядає майнд-фітнес на моєму уроці</text:span>? <text:span text:style-name="T8">Учнім пропонується пройти урок, розроблений онлайн у гугл-формі. Він</text:span> виглядає як міні-гра (<text:span text:style-name="T2">такий собі </text:span>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квесту можна переглянути за посиланням.</text:p>
      <text:p text:style-name="P1"><text:span text:style-name="T1">Цей онлайн-урок учні проходять</text:span> самостійно <text:span text:style-name="T1">(без допомоги вчителя)</text:span> або <text:span text:style-name="T1">співпрацюють</text:span> у групі <text:span text:style-name="T3">і отримують фідбек від вчителя на певних етапах уроку. З власного досвіду можу сказати, що інколи учні відчувають себе не <text:s/>готовими до таких розумових навантажень на кожному уроці, бо вони уявляють навчання зовсім по-іншому: учитель розказує і пояснює, учень слухає і записує. Це дивно, але нове сприймається досить важко, навіть коли тобі </text:span><text:soft-page-break/><text:span text:style-name="T3">зовсім небагато років)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9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2:09:03.254044443</dc:date>
    <meta:editing-duration>PT1M6S</meta:editing-duration>
    <meta:editing-cycles>3</meta:editing-cycles>
    <meta:generator>LibreOffice/6.1.1.2$Linux_X86_64 LibreOffice_project/10$Build-2</meta:generator>
    <meta:document-statistic meta:table-count="0" meta:image-count="0" meta:object-count="0" meta:page-count="2" meta:paragraph-count="15" meta:word-count="494" meta:character-count="3370" meta:non-whitespace-character-count="2878"/>
  </office:meta>
</office:document-meta>
</file>